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paragraph-rsid="0032a147"/>
    </style:style>
    <style:style style:name="P5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6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7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9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10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1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2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3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4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5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7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8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9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20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1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P22" style:family="paragraph" style:parent-style-name="Standard">
      <style:paragraph-properties fo:text-align="start" style:justify-single-word="false"/>
      <style:text-properties officeooo:rsid="002cf6ea" officeooo:paragraph-rsid="002cf6ea"/>
    </style:style>
    <style:style style:name="P23" style:family="paragraph" style:parent-style-name="Standard">
      <style:paragraph-properties fo:text-align="start" style:justify-single-word="false"/>
      <style:text-properties officeooo:rsid="002e3c02" officeooo:paragraph-rsid="00316707"/>
    </style:style>
    <style:style style:name="P24" style:family="paragraph" style:parent-style-name="Standard">
      <style:paragraph-properties fo:text-align="start" style:justify-single-word="false"/>
      <style:text-properties officeooo:rsid="002e3c02" officeooo:paragraph-rsid="002e3c02"/>
    </style:style>
    <style:style style:name="P25" style:family="paragraph" style:parent-style-name="Standard">
      <style:paragraph-properties fo:text-align="start" style:justify-single-word="false"/>
      <style:text-properties officeooo:rsid="00316707" officeooo:paragraph-rsid="00316707"/>
    </style:style>
    <style:style style:name="P26" style:family="paragraph" style:parent-style-name="Standard">
      <style:paragraph-properties fo:text-align="start" style:justify-single-word="false"/>
      <style:text-properties officeooo:rsid="0031f3f6" officeooo:paragraph-rsid="0031f3f6"/>
    </style:style>
    <style:style style:name="P27" style:family="paragraph" style:parent-style-name="Standard">
      <style:paragraph-properties fo:text-align="start" style:justify-single-word="false"/>
      <style:text-properties officeooo:rsid="00340027" officeooo:paragraph-rsid="00340027"/>
    </style:style>
    <style:style style:name="P28" style:family="paragraph" style:parent-style-name="Standard">
      <style:paragraph-properties fo:text-align="start" style:justify-single-word="false"/>
      <style:text-properties officeooo:rsid="00354a4a" officeooo:paragraph-rsid="00354a4a"/>
    </style:style>
    <style:style style:name="P29" style:family="paragraph" style:parent-style-name="Standard">
      <style:paragraph-properties fo:text-align="start" style:justify-single-word="false"/>
      <style:text-properties officeooo:rsid="00360665" officeooo:paragraph-rsid="00360665"/>
    </style:style>
    <style:style style:name="P30" style:family="paragraph" style:parent-style-name="Standard">
      <style:paragraph-properties fo:text-align="start" style:justify-single-word="false"/>
      <style:text-properties officeooo:rsid="0032a147" officeooo:paragraph-rsid="0032a147"/>
    </style:style>
    <style:style style:name="P31" style:family="paragraph" style:parent-style-name="Standard">
      <style:paragraph-properties fo:text-align="start" style:justify-single-word="false"/>
      <style:text-properties officeooo:rsid="00373390" officeooo:paragraph-rsid="00373390"/>
    </style:style>
    <style:style style:name="P32" style:family="paragraph" style:parent-style-name="Standard">
      <style:paragraph-properties fo:text-align="start" style:justify-single-word="false"/>
      <style:text-properties officeooo:rsid="00384b0d" officeooo:paragraph-rsid="00384b0d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T3" style:family="text">
      <style:text-properties officeooo:rsid="002d180e"/>
    </style:style>
    <style:style style:name="T4" style:family="text">
      <style:text-properties officeooo:rsid="0032a147"/>
    </style:style>
    <style:style style:name="T5" style:family="text">
      <style:text-properties officeooo:rsid="00331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5">Empezamos creando la configuracion de la DB, el server, las .env y llamamos al server desde app.js</text:p>
      <text:p text:style-name="P5"/>
      <text:p text:style-name="P7">Una vez hemos terminado la creacion de los modelos de las entidades, estructura de las carpetas, git, probado conexion a BD empezamos con el login.</text:p>
      <text:p text:style-name="P7"/>
      <text:p text:style-name="P8">Dia 3</text:p>
      <text:p text:style-name="P8"/>
      <text:p text:style-name="P6">Ahora vamos a empezar con el login, para ello vamos a crear un helper que generar el jwt una vez nos hemos logueado.</text:p>
      <text:p text:style-name="P6"/>
      <text:p text:style-name="P6">El helpers/generate-jwt le pasamos un id de usuario, </text:p>
      <text:p text:style-name="P6"/>
      <text:p text:style-name="P10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Vamos a seguir esto para el login https://www.bezkoder.com/angular-jwt-authentication/#Overview_of_Angular_8_JWT_Authentication_example</text:p>
      <text:p text:style-name="P11"/>
      <text:p text:style-name="P9">Dia <text:span text:style-name="T2">4</text:span></text:p>
      <text:p text:style-name="P12">Angular ya hace el login, hace la request, recibe token con usuario y el token y lo guardo.</text:p>
      <text:p text:style-name="P12">Tambien hacemos logout.</text:p>
      <text:p text:style-name="P12"/>
      <text:p text:style-name="P12">Siguiente va a ser hacer formulario de registro y que usuario acceda a los metodos pasandole su token del cual se extraera su info.</text:p>
      <text:p text:style-name="P12"/>
      <text:p text:style-name="P13">Al llamar al autentificacion de token, siempre comprobara que el toen este correcto y insertera en el req.user el usuario actual.</text:p>
      <text:p text:style-name="P13"/>
      <text:p text:style-name="P14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4"/>
      <text:p text:style-name="P15">Dia 5</text:p>
      <text:p text:style-name="P16">Ya obtenemos la validacion de que el nickname, email y telefono es unico en el formulario de registro. Por ahora sale un window.alert, en el futuro queremos que aparezca como los demas campos.</text:p>
      <text:p text:style-name="P16"/>
      <text:p text:style-name="P16">Tras registrarnos mostramos mensaje de exito y redirigimos a profile.</text:p>
      <text:p text:style-name="P16"/>
      <text:p text:style-name="P17">Hemos creado un servicio que injectaremos en nuestros componentes que nos permite hacer redirecciones inyectando mensajes entre componentes.</text:p>
      <text:p text:style-name="P17"/>
      <text:p text:style-name="P18">Controlar redireccion cuando se mete en profile.</text:p>
      <text:p text:style-name="P18">Vamos a implementar un guard para proteger nuestras rutas con canActivate. Este vera si el usuario tiene el token, si no lo tiene redirige a la pagina que queramos.</text:p>
      <text:p text:style-name="P18"/>
      <text:p text:style-name="P19">Cambiar el tokenstorageservice por el user service que pedira una direccion que le hara renew del token.</text:p>
      <text:p text:style-name="P19">En los interceptors tenemos uno que inyecta el JWT.</text:p>
      <text:p text:style-name="P19"/>
      <text:p text:style-name="P20">Hemos añadido un poco de estilo. Mensajes al registrarse y loguearse. Empezamos a crear el metodo mediante el cual, haciendo peticion post, obtenemos los usuarios con ese nickname.</text:p>
      <text:p text:style-name="P20"/>
      <text:p text:style-name="P21">Hecho en el servidor, hay que hacerlo en el cliente. Navbar, insertaremos el form.busqueda dentro como componente aparte,.</text:p>
      <text:p text:style-name="P21"/>
      <text:p text:style-name="P22">Hemos añadido request. Buscamos por nickname y vemos si el usuario<text:span text:style-name="T3"> origen</text:span> esta bloqueado<text:span text:style-name="T3"> por el usuario con ese nickname y no lo mostramos</text:span>.</text:p>
      <text:p text:style-name="P22"/>
      <text:p text:style-name="P23">Ya hemos conseguido traernos del server si el usuario esta esperando respuesta del otro o si son amigos a la hora de buscar usuarios. Con esto lo que hacemos es que dependiendo de la condicion mostraremos un button o otro. </text:p>
      <text:p text:style-name="P23">SI son amigos, accedemos a su perfil y si esta esperando respuesta cancelamos peticion.</text:p>
      <text:p text:style-name="P24"/>
      <text:p text:style-name="P25">He añadido que a la hora de ver un usuario se compruebe que el usuario sea publico o sea following confirmado.</text:p>
      <text:p text:style-name="P25"/>
      <text:p text:style-name="P25">Añadido usuarisBLocked como middleware que comprueba si el sourceid esta bloqueado por el targetid.</text:p>
      <text:p text:style-name="P25"/>
      <text:p text:style-name="P26">Los mensajes ya van.</text:p>
      <text:p text:style-name="P25"/>
      <text:p text:style-name="P4"><text:span text:style-name="T4">Vamos a crear la peticion de following de la siguiente manera. COmo siempre la tienes que hacer, creamos un triguer que inserte esos datos en la tabla follower tambien. Y vamos a hacer update cuando acepte peticion</text:span><text:span text:style-name="T5">. Triguer desde follower se lanzara y actualizara peticion.</text:span></text:p>
      <text:p text:style-name="P4"/>
      <text:p text:style-name="P27">Una vez tenemos la funcion de enviar mensajes y enviar/cancelar request, vamos a recuperarlos.</text:p>
      <text:p text:style-name="P27">Primero vemos request y luego mensajes. Vamos a crear una ruta, una request y otra mensajes.</text:p>
      <text:p text:style-name="P27">Tras esto nos ponemos con el trigguer de notificaciones y imagenes.</text:p>
      <text:p text:style-name="P27"/>
      <text:p text:style-name="P28"><text:soft-page-break/>Hemos separado los mensajes en messages y conversations. Cada message pertenece a un conversation y cada conversation puede tneer muchos messages.</text:p>
      <text:p text:style-name="P28">Hemos creado un trigguer que nos muestro los 50 ultimos caracteres de la conversacion en el campo last_message de conversation.</text:p>
      <text:p text:style-name="P28"/>
      <text:p text:style-name="P28">Ahora necesito una ruta para obtener conversaciones y otra para obtener mensajes.</text:p>
      <text:p text:style-name="P28">Para obtener conversaciones, vamos a hacer ruta GET, obtenemos info mediante JWT y mostramos mensajes.</text:p>
      <text:p text:style-name="P28"/>
      <text:p text:style-name="P29">Obtengo mensajes y info del otro usuario</text:p>
      <text:p text:style-name="P30"/>
      <text:p text:style-name="P31">Hemos añadido que se carguen las conversaciones, se haga click y se muestren los mensajes con info de los usuarios.</text:p>
      <text:p text:style-name="P31"/>
      <text:p text:style-name="P32">Añadimos chat donde cada lado es de un suaurio, conversaciones cargan y se puede enviar mensajes en el chat. Empezamos con las request.</text:p>
      <text:p text:style-name="P32">Tenemos que mostrarlas, junto con info del usuario y que se acepten o nieguen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24T16:20:52.759548111</dc:date>
    <meta:editing-duration>PT14H36M40S</meta:editing-duration>
    <meta:editing-cycles>14</meta:editing-cycles>
    <meta:document-statistic meta:table-count="0" meta:image-count="1" meta:object-count="0" meta:page-count="3" meta:paragraph-count="46" meta:word-count="740" meta:character-count="4533" meta:non-whitespace-character-count="3837"/>
  </office:meta>
</office:document-meta>
</file>